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0.975cm" fo:min-width="3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875cm" fo:min-width="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97cm"/>
    </style:style>
    <style:style style:name="gr12" style:family="graphic" style:parent-style-name="standard">
      <style:graphic-properties draw:stroke="none" draw:fill="none" draw:fill-color="#ffffff" draw:auto-grow-width="true" fo:min-height="0.952cm" fo:min-width="2.2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3.5cm" svg:height="3.8cm" svg:x="6.8cm" svg:y="3.5cm">
            <text:p text:style-name="P1">company_nam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6.8cm" svg:y="2.6cm">
            <text:p text:style-name="P1">customers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5cm" svg:height="3.8cm" svg:x="18.8cm" svg:y="3.5cm">
            <text:p text:style-name="P1">ass_titl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8.8cm" svg:y="2.6cm">
            <text:p text:style-name="P1">assets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5cm" svg:height="3.8cm" svg:x="12.1cm" svg:y="9.3cm">
            <text:p text:style-name="P1">cust_equip_numb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2.1cm" svg:y="8.4cm">
            <text:p text:style-name="P1">customers_assets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line" svg:x1="13.8cm" svg:y1="4.95cm" svg:x2="13.85cm" svg:y2="8.4cm" draw:end-shape="id1" draw:end-glue-point="0" svg:d="M13800 4950l50 3450">
          <text:p/>
        </draw:connector>
        <draw:connector draw:style-name="gr4" draw:text-style-name="P1" draw:layer="layout" svg:x1="10.3cm" svg:y1="4.95cm" svg:x2="18.8cm" svg:y2="4.95cm" draw:start-shape="id2" draw:start-glue-point="1" draw:end-shape="id3" draw:end-glue-point="3" svg:d="M10300 4950h8500">
          <text:p/>
        </draw:connector>
        <draw:g xml:id="id4" draw:id="id4">
          <draw:custom-shape draw:style-name="gr1" draw:text-style-name="P1" draw:layer="layout" svg:width="3.5cm" svg:height="3.8cm" svg:x="18.8cm" svg:y="9.3cm">
            <text:p text:style-name="P1">activity</text:p>
            <text:p text:style-name="P1">rec_freq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8.8cm" svg:y="8.4cm">
            <text:p text:style-name="P1">activites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s" svg:x1="15.6cm" svg:y1="10.75cm" svg:x2="18.8cm" svg:y2="10.75cm" draw:start-shape="id1" draw:start-glue-point="1" draw:end-shape="id4" draw:end-glue-point="3" svg:d="M15600 10750h1553 1146 501">
          <text:p/>
        </draw:connector>
        <draw:g xml:id="id6" draw:id="id6">
          <draw:custom-shape draw:style-name="gr1" draw:text-style-name="P1" draw:layer="layout" svg:width="3.5cm" svg:height="3.8cm" svg:x="25cm" svg:y="20.1cm">
            <text:p text:style-name="P1">tool_name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25cm" svg:y="19.2cm">
            <text:p text:style-name="P1">tools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" draw:text-style-name="P1" draw:layer="layout" svg:width="3.5cm" svg:height="4.3cm" svg:x="6.8cm" svg:y="9.3cm">
            <text:p text:style-name="P1">loc_id</text:p>
            <text:p text:style-name="P1">company_id</text:p>
            <text:p text:style-name="P1">loc_name</text:p>
            <text:p text:style-name="P1">loc_num</text:p>
            <text:p text:style-name="P1">loc_street</text:p>
            <text:p text:style-name="P1">loc_city</text:p>
            <text:p text:style-name="P1">loc_zip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6.8cm" svg:y="8.4cm">
            <text:p text:style-name="P1">locations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xml:id="id9" draw:id="id9" draw:layer="layout" draw:type="lines" svg:x1="22.3cm" svg:y1="21.55cm" svg:x2="25cm" svg:y2="21.55cm" draw:start-shape="id5" draw:start-glue-point="1" draw:end-shape="id6" draw:end-glue-point="3" svg:d="M22300 21550h501 1698 501">
          <text:p/>
        </draw:connector>
        <draw:connector draw:style-name="gr5" draw:text-style-name="P1" draw:layer="layout" draw:type="line" svg:x1="8.55cm" svg:y1="7.3cm" svg:x2="8.55cm" svg:y2="8.4cm" draw:start-shape="id2" draw:start-glue-point="2" draw:end-shape="id7" draw:end-glue-point="0" svg:d="M8550 7300v1100">
          <text:p/>
        </draw:connector>
        <draw:connector draw:style-name="gr5" draw:text-style-name="P1" draw:layer="layout" draw:type="line" svg:x1="12.1cm" svg:y1="10.75cm" svg:x2="10.3cm" svg:y2="11cm" draw:start-shape="id1" draw:start-glue-point="3" draw:end-shape="id7" draw:end-glue-point="1" svg:d="M12100 10750l-1800 250">
          <text:p/>
        </draw:connector>
        <draw:g xml:id="id8" draw:id="id8">
          <draw:custom-shape draw:style-name="gr1" draw:text-style-name="P1" draw:layer="layout" svg:width="3.5cm" svg:height="3.8cm" svg:x="6.8cm" svg:y="15.3cm">
            <text:p text:style-name="P1">agr_freq</text:p>
            <text:p text:style-name="P1">contact_name</text:p>
            <text:p text:style-name="P1">contact_numb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6.8cm" svg:y="14.4cm">
            <text:p text:style-name="P1">agreements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line" svg:x1="13.85cm" svg:y1="13.1cm" svg:x2="10.3cm" svg:y2="16.75cm" draw:start-shape="id1" draw:start-glue-point="2" draw:end-shape="id8" draw:end-glue-point="1" svg:d="M13850 13100l-3550 3650">
          <text:p/>
        </draw:connector>
        <draw:connector draw:style-name="gr5" draw:text-style-name="P1" draw:layer="layout" draw:type="line" svg:x1="20.55cm" svg:y1="7.3cm" svg:x2="20.55cm" svg:y2="8.4cm" draw:start-shape="id3" draw:start-glue-point="2" draw:end-shape="id4" draw:end-glue-point="0" svg:d="M20550 7300v1100">
          <text:p/>
        </draw:connector>
        <draw:g xml:id="id5" draw:id="id5">
          <draw:custom-shape draw:style-name="gr1" draw:text-style-name="P1" draw:layer="layout" svg:width="3.5cm" svg:height="3.8cm" svg:x="18.8cm" svg:y="20.1cm">
            <text:p text:style-name="P1">task</text:p>
            <text:p text:style-name="P1">rec_freq</text:p>
            <text:p text:style-name="P1">duration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8.8cm" svg:y="19.2cm">
            <text:p text:style-name="P1">tasks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line" svg:x1="20.55cm" svg:y1="13.1cm" svg:x2="20.55cm" svg:y2="19.2cm" draw:start-shape="id4" draw:start-glue-point="2" draw:end-shape="id5" draw:end-glue-point="0" svg:d="M20550 13100v6100">
          <text:p/>
        </draw:connector>
        <draw:g xml:id="id10" draw:id="id10">
          <draw:custom-shape draw:style-name="gr6" draw:text-style-name="P1" draw:layer="layout" svg:width="3.5cm" svg:height="3.8cm" svg:x="21.9cm" svg:y="25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21.9cm" svg:y="24.8cm">
            <text:p text:style-name="P1">tasks_tools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line" svg:x1="23.65cm" svg:y1="21.55cm" svg:x2="23.65cm" svg:y2="24.8cm" draw:start-shape="id9" draw:start-glue-point="0" draw:end-shape="id10" draw:end-glue-point="0" svg:d="M23650 21550v3250">
          <text:p/>
        </draw:connector>
        <draw:g xml:id="id14" draw:id="id14">
          <draw:custom-shape draw:style-name="gr6" draw:text-style-name="P1" draw:layer="layout" svg:width="3.5cm" svg:height="3.8cm" svg:x="1.5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.5cm" svg:y="8.2cm">
            <text:p text:style-name="P1">contract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1" draw:layer="layout" svg:width="3.5cm" svg:height="3.8cm" svg:x="12.6cm" svg:y="20.1cm">
            <text:p text:style-name="P1">part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2.6cm" svg:y="19.2cm">
            <text:p text:style-name="P1">parts</text:p>
            <draw:enhanced-geometry svg:viewBox="0 0 21600 21600" draw:type="rectangle" draw:enhanced-path="M 0 0 L 21600 0 21600 21600 0 21600 0 0 Z N"/>
          </draw:custom-shape>
        </draw:g>
        <draw:g xml:id="id20" draw:id="id20">
          <draw:custom-shape draw:style-name="gr1" draw:text-style-name="P1" draw:layer="layout" svg:width="3.5cm" svg:height="3.8cm" svg:x="3.5cm" svg:y="26.3cm">
            <text:p text:style-name="P1">Is basically </text:p>
            <text:p text:style-name="P1">calendar rows</text:p>
            <text:p text:style-name="P1">work_date</text:p>
            <text:p text:style-name="P1">Hour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3.5cm" svg:y="25.4cm">
            <text:p text:style-name="P1">emloyees_instances</text:p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1" draw:text-style-name="P1" draw:layer="layout" svg:width="3.5cm" svg:height="3.8cm" svg:x="5.9cm" svg:y="21cm">
            <text:p text:style-name="P1">planned_date</text:p>
            <text:p text:style-name="P1">act_dat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5.9cm" svg:y="20.1cm">
            <text:p text:style-name="P1">instances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xml:id="id12" draw:id="id12" draw:layer="layout" draw:type="line" svg:x1="16.1cm" svg:y1="21.55cm" svg:x2="18.8cm" svg:y2="21.55cm" draw:start-shape="id11" draw:start-glue-point="1" draw:end-shape="id5" draw:end-glue-point="3" svg:d="M16100 21550h2700">
          <text:p/>
        </draw:connector>
        <draw:g xml:id="id13" draw:id="id13">
          <draw:custom-shape draw:style-name="gr6" draw:text-style-name="P1" draw:layer="layout" svg:width="3.5cm" svg:height="3.8cm" svg:x="15.7cm" svg:y="25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5.7cm" svg:y="25cm">
            <text:p text:style-name="P1">tasks_parts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line" svg:x1="17.45cm" svg:y1="21.55cm" svg:x2="17.45cm" svg:y2="25cm" draw:start-shape="id12" draw:start-glue-point="0" draw:end-shape="id13" draw:end-glue-point="0" svg:d="M17450 21550v3450">
          <text:p/>
        </draw:connector>
        <draw:connector draw:style-name="gr7" draw:text-style-name="P1" draw:layer="layout" draw:type="lines" svg:x1="8.55cm" svg:y1="13.6cm" svg:x2="8.55cm" svg:y2="14.4cm" draw:start-shape="id7" draw:start-glue-point="2" draw:end-shape="id8" draw:end-glue-point="0" svg:d="M8550 13600v501-202 501">
          <text:p/>
        </draw:connector>
        <draw:connector draw:style-name="gr7" draw:text-style-name="P1" draw:layer="layout" draw:type="lines" svg:x1="3.25cm" svg:y1="8.2cm" svg:x2="6.8cm" svg:y2="4.95cm" draw:start-shape="id14" draw:start-glue-point="0" draw:end-shape="id2" draw:end-glue-point="3" svg:d="M3250 8200v-501l2576-2749h974">
          <text:p/>
        </draw:connector>
        <draw:connector draw:style-name="gr5" draw:text-style-name="P1" draw:layer="layout" draw:type="lines" svg:x1="3.25cm" svg:y1="12.9cm" svg:x2="6.8cm" svg:y2="16.75cm" draw:start-shape="id14" draw:start-glue-point="2" draw:end-shape="id8" draw:end-glue-point="3" svg:d="M3250 12900v501l2553 3349h997">
          <text:p/>
        </draw:connector>
        <draw:g xml:id="id15" draw:id="id15">
          <draw:custom-shape draw:style-name="gr1" draw:text-style-name="P1" draw:layer="layout" svg:width="3.5cm" svg:height="3.8cm" svg:x="18.8cm" svg:y="31.9cm">
            <text:p text:style-name="P1">skill</text:p>
            <text:p text:style-name="P1">std_rat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8.8cm" svg:y="31cm">
            <text:p text:style-name="P1">skills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20.55cm" svg:y1="23.9cm" svg:x2="20.55cm" svg:y2="31cm" draw:start-shape="id5" draw:start-glue-point="2" draw:end-shape="id15" draw:end-glue-point="0" svg:d="M20550 23900v7100">
          <text:p/>
        </draw:connector>
        <draw:g xml:id="id16" draw:id="id16">
          <draw:custom-shape draw:style-name="gr6" draw:text-style-name="P1" draw:layer="layout" svg:width="3.5cm" svg:height="3.8cm" svg:x="10.9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5cm" svg:height="0.9cm" svg:x="10.9cm" svg:y="25cm">
            <text:p text:style-name="P1">tasks_skill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1" draw:layer="layout" draw:type="lines" draw:line-skew="0.199cm" svg:x1="12.65cm" svg:y1="29.7cm" svg:x2="20.686cm" svg:y2="30.462cm" draw:start-shape="id16" draw:start-glue-point="2" svg:d="M12650 29700v700l8036 62">
          <text:p/>
        </draw:connector>
        <draw:connector draw:style-name="gr5" draw:text-style-name="P1" draw:layer="layout" draw:type="lines" svg:x1="20.55cm" svg:y1="13.1cm" svg:x2="10.3cm" svg:y2="16.75cm" draw:start-shape="id4" draw:end-shape="id8" draw:end-glue-point="1" svg:d="M20550 13100v501l-9213 3149h-1037">
          <text:p/>
        </draw:connector>
        <draw:frame draw:style-name="gr8" draw:text-style-name="P1" draw:layer="layout" svg:width="5.857cm" svg:height="2.1cm" svg:x="21.143cm" svg:y="16.3cm">
          <draw:text-box>
            <text:p text:style-name="P1">Default data for costing and </text:p>
            <text:p text:style-name="P1">planning labour</text:p>
          </draw:text-box>
        </draw:frame>
        <draw:g xml:id="id17" draw:id="id17">
          <draw:custom-shape draw:style-name="gr1" draw:text-style-name="P1" draw:layer="layout" svg:width="3.5cm" svg:height="3.8cm" svg:x="1.2cm" svg:y="21cm">
            <text:p text:style-name="P1">employee</text:p>
            <text:p text:style-name="P1">hourly_rat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.2cm" svg:y="20.1cm">
            <text:p text:style-name="P1">employee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3.5cm" svg:height="3.8cm" svg:x="24.3cm" svg:y="31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24.3cm" svg:y="30.9cm">
            <text:p text:style-name="P1">hired_tools</text:p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1" draw:text-style-name="P1" draw:layer="layout" svg:width="3.5cm" svg:height="3.8cm" svg:x="5.9cm" svg:y="31.6cm">
            <text:p text:style-name="P1">work_dat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5.9cm" svg:y="30.7cm">
            <text:p text:style-name="P1">worders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xml:id="id19" draw:id="id19" draw:layer="layout" draw:type="lines" svg:x1="4.7cm" svg:y1="22.45cm" svg:x2="5.9cm" svg:y2="22.45cm" draw:start-shape="id17" draw:start-glue-point="1" draw:end-shape="id18" draw:end-glue-point="3" svg:d="M4700 22450h501 74 625">
          <text:p/>
        </draw:connector>
        <draw:connector draw:style-name="gr3" draw:text-style-name="P1" draw:layer="layout" draw:type="line" svg:x1="5.238cm" svg:y1="22.45cm" svg:x2="5.25cm" svg:y2="25.4cm" draw:start-shape="id19" draw:start-glue-point="0" draw:end-shape="id20" draw:end-glue-point="0" svg:d="M5238 22450l12 2950">
          <text:p/>
        </draw:connector>
        <draw:frame draw:style-name="gr9" draw:layer="layout" svg:width="5.785cm" svg:height="1.35cm" svg:x="9.4cm" svg:y="33cm">
          <draw:text-box>
            <text:p>Actual labour for </text:p>
            <text:p>profit management</text:p>
          </draw:text-box>
        </draw:frame>
        <draw:g xml:id="id22" draw:id="id22">
          <draw:custom-shape draw:style-name="gr1" draw:text-style-name="P1" draw:layer="layout" svg:width="3.5cm" svg:height="3.8cm" svg:x="2.7cm" svg:y="36.9cm">
            <text:p text:style-name="P1">work_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5cm" svg:height="0.9cm" svg:x="2.7cm" svg:y="36cm">
            <text:p text:style-name="P1">employee_worder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1" draw:layer="layout" draw:type="lines" svg:x1="8.55cm" svg:y1="19.1cm" svg:x2="7.65cm" svg:y2="20.1cm" draw:start-shape="id8" draw:start-glue-point="2" draw:end-shape="id18" draw:end-glue-point="0" svg:d="M8550 19100v501l-900-2v501">
          <text:p/>
        </draw:connector>
        <draw:connector draw:style-name="gr5" draw:text-style-name="P1" draw:layer="layout" draw:type="lines" svg:x1="7.65cm" svg:y1="24.8cm" svg:x2="7.65cm" svg:y2="30.7cm" draw:start-shape="id18" draw:start-glue-point="2" draw:end-shape="id21" draw:end-glue-point="0" svg:d="M7650 24800v501 4898 501">
          <text:p/>
        </draw:connector>
        <draw:connector draw:style-name="gr5" draw:text-style-name="P1" xml:id="id23" draw:id="id23" draw:layer="layout" draw:type="lines" draw:line-skew="0cm -2.499cm" svg:x1="2.95cm" svg:y1="24.8cm" svg:x2="5.9cm" svg:y2="33.05cm" draw:start-shape="id17" draw:start-glue-point="2" draw:end-shape="id21" draw:end-glue-point="3" svg:d="M2950 24800v501l-50 7749h3000">
          <text:p/>
        </draw:connector>
        <draw:connector draw:style-name="gr3" draw:text-style-name="P1" draw:layer="layout" draw:type="lines" draw:line-skew="0.191cm -0.799cm" svg:x1="2.7cm" svg:y1="38.35cm" svg:x2="2.925cm" svg:y2="29.175cm" draw:start-shape="id22" draw:start-glue-point="3" draw:end-shape="id23" draw:end-glue-point="0" svg:d="M2700 38350h-1200l100-9175h1325">
          <text:p/>
        </draw:connector>
        <draw:frame draw:style-name="gr10" draw:layer="layout" svg:width="3.669cm" svg:height="1.35cm" svg:x="9.3cm" svg:y="22.1cm">
          <draw:text-box>
            <text:p>Temporary </text:p>
            <text:p>table</text:p>
          </draw:text-box>
        </draw:frame>
        <draw:g xml:id="id24" draw:id="id24">
          <draw:custom-shape draw:style-name="gr1" draw:text-style-name="P1" draw:layer="layout" svg:width="3.5cm" svg:height="3.8cm" svg:x="1.2cm" svg:y="15.8cm">
            <text:p text:style-name="P1">req_date</text:p>
            <text:p text:style-name="P1">act_dat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0.9cm" svg:x="1.2cm" svg:y="14.9cm">
            <text:p text:style-name="P1">wrequests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lines" svg:x1="1.2cm" svg:y1="17.25cm" svg:x2="1.2cm" svg:y2="22.45cm" draw:start-shape="id24" draw:start-glue-point="3" draw:end-shape="id17" draw:end-glue-point="3" svg:d="M1200 17250h-501v5200h501">
          <text:p/>
        </draw:connector>
        <draw:frame draw:style-name="gr11" draw:layer="layout" svg:width="2.297cm" svg:height="0.638cm" svg:x="1.4cm" svg:y="14.1cm">
          <draw:text-box>
            <text:p>Adhoc</text:p>
          </draw:text-box>
        </draw:frame>
        <draw:frame draw:style-name="gr12" draw:layer="layout" svg:width="11.881cm" svg:height="0.877cm" svg:x="7.2cm" svg:y="40.523cm">
          <draw:text-box>
            <text:p>Rev A: <text:author-name text:fixed="false">David </text:author-name>MacNaughton 6 Nov 2017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cm" draw:dots2="3" draw:dots2-length="0.25cm" draw:distance="0.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-0.2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4T12:29:30.14</meta:creation-date>
    <dc:date>2017-11-06T17:47:12.42</dc:date>
    <meta:editing-duration>PT17H8M5S</meta:editing-duration>
    <meta:editing-cycles>8</meta:editing-cycles>
    <meta:generator>OpenOffice/4.1.3$Win32 OpenOffice.org_project/413m1$Build-9783</meta:generator>
    <dc:creator>David </dc:creator>
    <dc:description>Original author: David MacNaughton</dc:description>
    <meta:document-statistic meta:object-count="93"/>
  </office:meta>
</office:document-meta>
</file>